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rderStyle.Border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orderStyle.setBorderStyle( String sty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BorderStyle.createStar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derStyle.create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